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8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11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2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top="20.00pt" fo:margin-bottom="6.00pt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15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15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15.00%" fo:text-align="left"/>
    </style:style>
    <style:style style:name="P22" style:family="paragraph">
      <style:paragraph-properties fo:line-height="100.00%" fo:text-align="left" fo:margin-top="20.00pt" fo:margin-bottom="6.00pt"/>
    </style:style>
    <style:style style:name="P23" style:family="paragraph">
      <style:paragraph-properties fo:line-height="100.00%" fo:text-align="left" fo:margin-top="18.00pt" fo:margin-bottom="6.00pt"/>
    </style:style>
    <style:style style:name="P24" style:family="paragraph">
      <style:paragraph-properties fo:line-height="115.00%" fo:text-align="left"/>
    </style:style>
    <style:style style:name="P25" style:family="paragraph">
      <style:paragraph-properties fo:line-height="100.00%" fo:text-align="left" fo:margin-top="18.00pt" fo:margin-bottom="6.00pt"/>
    </style:style>
    <style:style style:name="P26" style:family="paragraph">
      <style:paragraph-properties fo:line-height="100.00%" fo:text-align="left" fo:margin-top="20.00pt" fo:margin-bottom="6.00pt"/>
    </style:style>
    <style:style style:name="P27" style:family="paragraph">
      <style:paragraph-properties fo:line-height="115.00%" fo:text-align="left"/>
    </style:style>
    <style:style style:name="P28" style:family="paragraph">
      <style:paragraph-properties fo:line-height="100.00%" fo:text-align="left" fo:margin-top="20.00pt" fo:margin-bottom="6.00pt"/>
    </style:style>
    <style:style style:name="P29" style:family="paragraph">
      <style:paragraph-properties fo:line-height="100.00%" fo:text-align="left" fo:margin-top="18.00pt" fo:margin-bottom="6.00pt"/>
    </style:style>
    <style:style style:name="P30" style:family="paragraph">
      <style:paragraph-properties fo:line-height="115.00%" fo:text-align="left"/>
    </style:style>
    <style:style style:name="P31" style:family="paragraph">
      <style:paragraph-properties fo:line-height="100.00%" fo:text-align="left" fo:margin-top="20.00pt" fo:margin-bottom="6.00pt"/>
    </style:style>
    <style:style style:name="P32" style:family="paragraph">
      <style:paragraph-properties fo:line-height="100.00%" fo:text-align="left" fo:margin-top="18.00pt" fo:margin-bottom="6.00pt"/>
    </style:style>
    <style:style style:name="P33" style:family="paragraph">
      <style:paragraph-properties fo:line-height="115.00%" fo:text-align="left"/>
    </style:style>
  </office:automatic-styles>
  <office:body>
    <office:text>
      <text:p text:style-name="P1"><text:span text:style-name="T1">Rapport d’optimisation</text:span></text:p>
      <text:p text:style-name="P2"><text:span text:style-name="T2"/></text:p>
      <text:p text:style-name="P3"><text:span text:style-name="T3">Nina Carducci - Photographer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/></text:p>
      <text:p text:style-name="P6"><text:span text:style-name="T8">Avent Optimisation :</text:span></text:p>
      <text:p text:style-name="P6"><text:span text:style-name="T9">- Mobile:</text:span></text:p>
      <text:p text:style-name="P6"><text:span text:style-name="T9">- Ordinateur:</text:span></text:p>
      <text:p text:style-name="P6"><text:span text:style-name="T10">Après<text:s text:c="2"/>Optimisation:</text:span></text:p>
      <text:p text:style-name="P6"><text:span text:style-name="T11">- Mobile:</text:span></text:p>
      <text:p text:style-name="P6"><text:span text:style-name="T11">- Ordinateur:</text:span></text:p>
      <text:p text:style-name="P6"><text:span text:style-name="T12"><text:tab/>2</text:span></text:p>
      <text:p text:style-name="P7"><text:a xlink:href="#_75j88ale97cb"><text:span text:style-name="T14">II - Détails des optimisations effectuées</text:span></text:a><text:span text:style-name="T15"><text:tab/>2</text:span></text:p>
      <text:p text:style-name="P8"><text:a xlink:href="#_uxfyskso5n4s"><text:span text:style-name="T17">1 - Les images</text:span></text:a><text:span text:style-name="T18"><text:tab/>2</text:span></text:p>
      <text:p text:style-name="P8"><text:a xlink:href="#_xkbpxkl6umhk"><text:span text:style-name="T20">2 -</text:span></text:a><text:span text:style-name="T21"><text:s/></text:span><text:span text:style-name="T22">En-tête :</text:span></text:p>
      <text:p text:style-name="P8"><text:span text:style-name="T22">3 - Balises :</text:span></text:p>
      <text:p text:style-name="P8"><text:span text:style-name="T22">4 - CSS :</text:span></text:p>
      <text:p text:style-name="P8"><text:span text:style-name="T22">5 - Minification :<text:tab/>2</text:span></text:p>
      <text:p text:style-name="P9"><text:a xlink:href="#_r7gkf09frlj5"><text:span text:style-name="T24">III - Accessibilité du site</text:span></text:a><text:span text:style-name="T25"/></text:p>
      <text:p text:style-name="P9"><text:span text:style-name="T26">- Avant test Wave :</text:span></text:p>
      <text:p text:style-name="P9"><text:span text:style-name="T26">- Après test Wave :<text:tab/>2</text:span></text:p>
      <text:p text:style-name="P9"><text:a xlink:href="#_s89pup9bbtic"><text:span text:style-name="T28">IV - Détails de réalisation additionnelles à la demande du client</text:span></text:a><text:span text:style-name="T29"><text:tab/>2</text:span></text:p>
      <text:p text:style-name="P10"><text:a xlink:href="#_gt5hgt2h0fn6"><text:span text:style-name="T31">1 -</text:span></text:a><text:span text:style-name="T32"><text:s/></text:span><text:span text:style-name="T33">Modifications effectuées :<text:tab/>2</text:span></text:p>
      <text:p text:style-name="P11"><text:a xlink:href="#_w04kirgfeg7j"><text:span text:style-name="T35">Annexe</text:span></text:a><text:span text:style-name="T36"><text:tab/>3</text:span></text:p>
      <text:p text:style-name="P12"><text:span text:style-name="T36">Rapport complet de l’audit Lighthouse</text:span></text:p>
      <text:p text:style-name="P12"><text:span text:style-name="T37">- LightHouse Ordinateur :</text:span></text:p>
      <text:p text:style-name="P12"><text:span text:style-name="T37">- LightHouse Mobile :</text:span></text:p>
      <text:p text:style-name="P12"><text:span text:style-name="T37"><text:tab/>3</text:span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4"><text:span text:style-name="T39">I - Comparatif avant et après optimisation</text:span></text:p>
      <text:p text:style-name="P15"><text:span text:style-name="T40"/></text:p>
      <text:p text:style-name="P15"><text:span text:style-name="T41"/></text:p>
      <text:p text:style-name="P15"><text:span text:style-name="T42"/></text:p>
      <text:p text:style-name="P15"><text:span text:style-name="T42"/></text:p>
      <text:p text:style-name="P15"><text:span text:style-name="T43"/></text:p>
      <text:p text:style-name="P15"><text:span text:style-name="T43"/></text:p>
      <text:p text:style-name="P15"><text:span text:style-name="T44">Mobile:</text:span></text:p>
      <text:p text:style-name="P15"><text:span text:style-name="T45">Score Lighthouse avant optimisation :<text:s/></text:span><text:span text:style-name="T46"/></text:p>
      <text:p text:style-name="P16"><draw:frame text:anchor-type="as-char" svg:width="115.09mm" svg:height="35.72mm" style:rel-width="scale" style:rel-height="scale"><draw:object-ole xlink:href="OleObj1"/><draw:image xlink:href="ObjectReplacements/OleObj1"/></draw:frame><draw:frame text:anchor-type="as-char" svg:width="115.09mm" svg:height="38.10mm" style:rel-width="scale" style:rel-height="scale"><draw:object-ole xlink:href="OleObj2"/><draw:image xlink:href="ObjectReplacements/OleObj2"/></draw:frame><text:span text:style-name="T47">￼</text:span><text:span text:style-name="T48">￼</text:span><text:span text:style-name="T49"/></text:p>
      <text:p text:style-name="P17"><text:span text:style-name="T49"/></text:p>
      <text:p text:style-name="P17"><text:span text:style-name="T50"/></text:p>
      <text:p text:style-name="P17"><text:span text:style-name="T51">Ordinateur :</text:span><text:span text:style-name="T52"/></text:p>
      <text:p text:style-name="P17"><text:span text:style-name="T53">Score Lighthouse après optimisation :</text:span></text:p>
      <text:p text:style-name="P18"><draw:frame text:anchor-type="as-char" svg:width="115.62mm" svg:height="35.72mm" style:rel-width="scale" style:rel-height="scale"><draw:object-ole xlink:href="OleObj3"/><draw:image xlink:href="ObjectReplacements/OleObj3"/></draw:frame><text:span text:style-name="T53"/></text:p>
      <text:p text:style-name="P19"><text:span text:style-name="T53"/></text:p>
      <text:p text:style-name="P19"><text:span text:style-name="T54"/></text:p>
      <text:p text:style-name="P20"><text:span text:style-name="T55">/*metre les captur du apres */</text:span></text:p>
      <text:p text:style-name="P21"><text:span text:style-name="T55"/></text:p>
      <text:p text:style-name="P21"><text:span text:style-name="T56"/></text:p>
      <text:p text:style-name="P21"><text:span text:style-name="T56"/></text:p>
      <text:p text:style-name="P21"><text:span text:style-name="T56"/></text:p>
      <text:p text:style-name="P22"><text:span text:style-name="T57">II - Détails des optimisations effectuées</text:span></text:p>
      <text:p text:style-name="P23"><text:span text:style-name="T58">1 - Les images</text:span></text:p>
      <text:p text:style-name="P24"><text:span text:style-name="T59">Le projet comporte originalement<text:s/></text:span><text:span text:style-name="T60">15</text:span><text:span text:style-name="T61"><text:s/></text:span><text:span text:style-name="T62"><text:s/>images pour un poids total de XX. Nous avons effectué les modifications suivantes aux images :</text:span></text:p>
      <text:p text:style-name="P24"><text:span text:style-name="T63"/></text:p>
      <text:p text:style-name="P24"><text:span text:style-name="T64">-<text:s text:c="2"/>Passage du format des images<text:s/></text:span><text:span text:style-name="T65">PNG/JPG en WebP</text:span><text:span text:style-name="T66">, beaucoup plus optimisé pour</text:span></text:p>
      <text:p text:style-name="P24"><text:span text:style-name="T66">les sites web depuis quelques années. Meilleurs temps de chargement, moins de</text:span></text:p>
      <text:p text:style-name="P24"><text:span text:style-name="T66">données et meilleure compression.</text:span></text:p>
      <text:p text:style-name="P24"><text:span text:style-name="T66">-<text:s text:c="2"/>Réduction des noms des images .</text:span></text:p>
      <text:p text:style-name="P24"><text:span text:style-name="T66">-<text:s text:c="2"/>Ajout des attributs<text:s/></text:span><text:span text:style-name="T67">ALT</text:span><text:span text:style-name="T68"><text:s/>manquant .</text:span></text:p>
      <text:p text:style-name="P24"><text:span text:style-name="T68">-<text:s text:c="2"/>Ajout de l’attribut<text:s/></text:span><text:span text:style-name="T69">TITLE</text:span><text:span text:style-name="T70"><text:s/>.</text:span></text:p>
      <text:p text:style-name="P24"><text:span text:style-name="T70">-<text:s text:c="2"/>Ajout de l’attribut loading:<text:s/></text:span><text:span text:style-name="T71">Lazy</text:span><text:span text:style-name="T72">.</text:span></text:p>
      <text:p text:style-name="P24"><text:span text:style-name="T73"/></text:p>
      <text:p text:style-name="P24"><text:span text:style-name="T74">le responsive des images.Après les modifications, le poids total des images est de<text:s/></text:span><text:span text:style-name="T75">1,21 Mo</text:span><text:span text:style-name="T76"><text:s text:c="3"/>soit un gain de<text:s/></text:span><text:span text:style-name="T77">XX</text:span><text:span text:style-name="T78">%.</text:span></text:p>
      <text:p text:style-name="P24"><text:span text:style-name="T78"/></text:p>
      <text:p text:style-name="P24"><text:span text:style-name="T79"/></text:p>
      <text:p text:style-name="P25"><text:span text:style-name="T80">2 - HTML &amp; En-tête</text:span></text:p>
      <text:p text:style-name="P25"><text:span text:style-name="T81">/* la ba ya trop despasse entre les ligne */</text:span><text:span text:style-name="T82"/></text:p>
      <text:p text:style-name="P26"><text:span text:style-name="T83">III - Accessibilité du site</text:span></text:p>
      <text:p text:style-name="P27"><text:span text:style-name="T84">[Insérer une capture de la page du site avec l’extension Wave]</text:span></text:p>
      <text:p text:style-name="P27"><text:span text:style-name="T85"/></text:p>
      <text:p text:style-name="P27"><text:span text:style-name="T86">[Lister les modifications faites pour valider l’accessibilité]</text:span></text:p>
      <text:p text:style-name="P28"><text:span text:style-name="T87">IV - Détails de réalisation additionnelles à la demande du client</text:span></text:p>
      <text:p text:style-name="P29"><text:span text:style-name="T88">1 - …</text:span></text:p>
      <text:p text:style-name="P30"><text:span text:style-name="T89"/></text:p>
      <text:p text:style-name="P30"><text:span text:style-name="T89"/></text:p>
      <text:p text:style-name="P31"><text:span text:style-name="T90">Annexe</text:span></text:p>
      <text:p text:style-name="P32"><text:span text:style-name="T91">Rapport complet de l’audit Lighthouse</text:span></text:p>
      <text:p text:style-name="P33"><text:span text:style-name="T92"/></text:p>
      <text:p text:style-name="P33"><text:span text:style-name="T92"/></text:p>
      <text:p text:style-name="P33"><text:span text:style-name="T9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